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71mm" style:rotation-align="none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1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2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3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4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5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1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34" table:formula="of:=IF([.K4]&gt;=4.75;&quot;dyplom&quot;;IF([.K4]&gt;4.85;&quot;ksiąka&quot;;IF([.K4]&gt;5;&quot;pióro&quot;;brak)))" office:value-type="string" office:string-value="" calcext:value-type="error">
            <text:p>#NAZWA?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29" table:formula="of:=AVERAGE([.K4:.K24])" office:value-type="float" office:value="3.67261904761905" calcext:value-type="float">
            <text:p>3,67</text:p>
          </table:table-cell>
          <table:table-cell table:style-name="ce28" table:formula="of:=IF([.K25]&gt;=4.75;&quot;tak&quot;;&quot;nie&quot;)" office:value-type="string" office:string-value="nie" calcext:value-type="string">
            <text:p>nie</text:p>
          </table:table-cell>
          <table:table-cell table:style-name="ce35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/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3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([.C10]*[.C10])" office:value-type="float" office:value="23.8751147842057" calcext:value-type="float">
            <text:p>23,9</text:p>
          </table:table-cell>
          <table:table-cell table:style-name="ce53" table:formula="of:=IF([.D10]&lt;18.5;&quot;niedowaga&quot;;IF([.D10]&lt; 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([.C11]*[.C11])" office:value-type="float" office:value="26.3150681176503" calcext:value-type="float">
            <text:p>26,3</text:p>
          </table:table-cell>
          <table:table-cell table:style-name="ce53" table:formula="of:=IF([.D11]&lt;18.5;&quot;niedowaga&quot;;IF([.D11]&lt; 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([.C12]*[.C12])" office:value-type="float" office:value="30.4498269896194" calcext:value-type="float">
            <text:p>30,4</text:p>
          </table:table-cell>
          <table:table-cell table:style-name="ce53" table:formula="of:=IF([.D12]&lt;18.5;&quot;niedowaga&quot;;IF([.D12]&lt; 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([.C13]*[.C13])" office:value-type="float" office:value="18.2098765432099" calcext:value-type="float">
            <text:p>18,2</text:p>
          </table:table-cell>
          <table:table-cell table:style-name="ce53" table:formula="of:=IF([.D13]&lt;18.5;&quot;niedowaga&quot;;IF([.D13]&lt; 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1.81" calcext:value-type="float">
            <text:p>1,81</text:p>
          </table:table-cell>
          <table:table-cell table:style-name="ce51" table:formula="of:=[.B14]/([.C14]*[.C14])" office:value-type="float" office:value="22.5878330942279" calcext:value-type="float">
            <text:p>22,6</text:p>
          </table:table-cell>
          <table:table-cell table:style-name="ce53" table:formula="of:=IF([.D14]&lt;18.5;&quot;niedowaga&quot;;IF([.D14]&lt; 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4" office:value-type="string" calcext:value-type="string">
            <text:p>Lp.</text:p>
          </table:table-cell>
          <table:table-cell table:style-name="ce54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77"/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4" office:value-type="string" calcext:value-type="string" table:number-columns-spanned="2" table:number-rows-spanned="1">
            <text:p>Średnio</text:p>
          </table:table-cell>
          <table:covered-table-cell table:style-name="ce54"/>
          <table:table-cell table:style-name="ce68" table:number-columns-repeated="5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7000" calcext:value-type="float">
            <text:p>17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97" office:value-type="float" office:value="18000" calcext:value-type="float">
            <text:p>1800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97" office:value-type="float" office:value="31000" calcext:value-type="float">
            <text:p>31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4000" calcext:value-type="float">
            <text:p>14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8000" calcext:value-type="float">
            <text:p>38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44000" calcext:value-type="float">
            <text:p>4400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7000" calcext:value-type="float">
            <text:p>2700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3000" calcext:value-type="float">
            <text:p>33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11000" calcext:value-type="float">
            <text:p>11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500" calcext:value-type="float">
            <text:p>215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35:00.205620705</dc:date>
    <meta:editing-cycles>3</meta:editing-cycles>
    <meta:editing-duration>PT19M44S</meta:editing-duration>
    <meta:document-statistic meta:table-count="6" meta:cell-count="549" meta:object-count="1"/>
    <meta:generator>LibreOffice/5.4.1.2$Linux_X86_64 LibreOffice_project/40m0$Build-2</meta:generator>
  </office:meta>
</office:document-meta>
</file>